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5.749cm"/>
    </style:style>
    <style:style style:name="co7" style:family="table-column">
      <style:table-column-properties fo:break-before="auto" style:column-width="30.974cm"/>
    </style:style>
    <style:style style:name="co8" style:family="table-column">
      <style:table-column-properties fo:break-before="auto" style:column-width="3.362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27.781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24.313cm"/>
    </style:style>
    <style:style style:name="co15" style:family="table-column">
      <style:table-column-properties fo:break-before="auto" style:column-width="17.32cm"/>
    </style:style>
    <style:style style:name="co16" style:family="table-column">
      <style:table-column-properties fo:break-before="auto" style:column-width="3.667cm"/>
    </style:style>
    <style:style style:name="co17" style:family="table-column">
      <style:table-column-properties fo:break-before="auto" style:column-width="20.234cm"/>
    </style:style>
    <style:style style:name="co18" style:family="table-column">
      <style:table-column-properties fo:break-before="auto" style:column-width="4.001cm"/>
    </style:style>
    <style:style style:name="co19" style:family="table-column">
      <style:table-column-properties fo:break-before="auto" style:column-width="16.265cm"/>
    </style:style>
    <style:style style:name="co20" style:family="table-column">
      <style:table-column-properties fo:break-before="auto" style:column-width="13.63cm"/>
    </style:style>
    <style:style style:name="co21" style:family="table-column">
      <style:table-column-properties fo:break-before="auto" style:column-width="2.835cm"/>
    </style:style>
    <style:style style:name="co22" style:family="table-column">
      <style:table-column-properties fo:break-before="auto" style:column-width="16.376cm"/>
    </style:style>
    <style:style style:name="co23" style:family="table-column">
      <style:table-column-properties fo:break-before="auto" style:column-width="2.974cm"/>
    </style:style>
    <style:style style:name="co24" style:family="table-column">
      <style:table-column-properties fo:break-before="auto" style:column-width="3.556cm"/>
    </style:style>
    <style:style style:name="co25" style:family="table-column">
      <style:table-column-properties fo:break-before="auto" style:column-width="3.473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18.568cm"/>
    </style:style>
    <style:style style:name="co28" style:family="table-column">
      <style:table-column-properties fo:break-before="auto" style:column-width="12.991cm"/>
    </style:style>
    <style:style style:name="co29" style:family="table-column">
      <style:table-column-properties fo:break-before="auto" style:column-width="11.437cm"/>
    </style:style>
    <style:style style:name="co30" style:family="table-column">
      <style:table-column-properties fo:break-before="auto" style:column-width="8.44cm"/>
    </style:style>
    <style:style style:name="co31" style:family="table-column">
      <style:table-column-properties fo:break-before="auto" style:column-width="10.465cm"/>
    </style:style>
    <style:style style:name="co32" style:family="table-column">
      <style:table-column-properties fo:break-before="auto" style:column-width="11.049cm"/>
    </style:style>
    <style:style style:name="co33" style:family="table-column">
      <style:table-column-properties fo:break-before="auto" style:column-width="8.107cm"/>
    </style:style>
    <style:style style:name="co34" style:family="table-column">
      <style:table-column-properties fo:break-before="auto" style:column-width="7.052cm"/>
    </style:style>
    <style:style style:name="co35" style:family="table-column">
      <style:table-column-properties fo:break-before="auto" style:column-width="7.969cm"/>
    </style:style>
    <style:style style:name="co36" style:family="table-column">
      <style:table-column-properties fo:break-before="auto" style:column-width="11.354cm"/>
    </style:style>
    <style:style style:name="co37" style:family="table-column">
      <style:table-column-properties fo:break-before="auto" style:column-width="5.831cm"/>
    </style:style>
    <style:style style:name="co38" style:family="table-column">
      <style:table-column-properties fo:break-before="auto" style:column-width="3.085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9.01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rginal.fi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>
            <text:p>order_id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shipping</text:p>
          </table:table-cell>
          <table:table-cell office:value-type="string">
            <text:p>shipping_cost</text:p>
          </table:table-cell>
          <table:table-cell office:value-type="string">
            <text:p>product_code 1</text:p>
          </table:table-cell>
          <table:table-cell office:value-type="string">
            <text:p>product_name 1</text:p>
          </table:table-cell>
          <table:table-cell office:value-type="string">
            <text:p>product_discount 1</text:p>
          </table:table-cell>
          <table:table-cell office:value-type="string">
            <text:p>product_price 1</text:p>
          </table:table-cell>
          <table:table-cell office:value-type="string">
            <text:p>product_quantity 1</text:p>
          </table:table-cell>
          <table:table-cell office:value-type="string">
            <text:p>product_value 1</text:p>
          </table:table-cell>
          <table:table-cell office:value-type="string">
            <text:p>product_code 2</text:p>
          </table:table-cell>
          <table:table-cell office:value-type="string">
            <text:p>product_name 2</text:p>
          </table:table-cell>
          <table:table-cell office:value-type="string">
            <text:p>product_discount 2</text:p>
          </table:table-cell>
          <table:table-cell office:value-type="string">
            <text:p>product_price 2</text:p>
          </table:table-cell>
          <table:table-cell office:value-type="string">
            <text:p>product_quantity 2</text:p>
          </table:table-cell>
          <table:table-cell office:value-type="string">
            <text:p>product_value 2</text:p>
          </table:table-cell>
          <table:table-cell office:value-type="string">
            <text:p>product_code 3</text:p>
          </table:table-cell>
          <table:table-cell office:value-type="string">
            <text:p>product_name 3</text:p>
          </table:table-cell>
          <table:table-cell office:value-type="string">
            <text:p>product_discount 3</text:p>
          </table:table-cell>
          <table:table-cell office:value-type="string">
            <text:p>product_price 3</text:p>
          </table:table-cell>
          <table:table-cell office:value-type="string">
            <text:p>product_quantity 3</text:p>
          </table:table-cell>
          <table:table-cell office:value-type="string">
            <text:p>product_value 3</text:p>
          </table:table-cell>
          <table:table-cell office:value-type="string">
            <text:p>product_code 4</text:p>
          </table:table-cell>
          <table:table-cell office:value-type="string">
            <text:p>product_name 4</text:p>
          </table:table-cell>
          <table:table-cell office:value-type="string">
            <text:p>product_discount 4</text:p>
          </table:table-cell>
          <table:table-cell office:value-type="string">
            <text:p>product_price 4</text:p>
          </table:table-cell>
          <table:table-cell office:value-type="string">
            <text:p>product_quantity 4</text:p>
          </table:table-cell>
          <table:table-cell office:value-type="string">
            <text:p>product_value 4</text:p>
          </table:table-cell>
          <table:table-cell office:value-type="string">
            <text:p>product_code 5</text:p>
          </table:table-cell>
          <table:table-cell office:value-type="string">
            <text:p>product_name 5</text:p>
          </table:table-cell>
          <table:table-cell office:value-type="string">
            <text:p>product_discount 5</text:p>
          </table:table-cell>
          <table:table-cell office:value-type="string">
            <text:p>product_price 5</text:p>
          </table:table-cell>
          <table:table-cell office:value-type="string">
            <text:p>product_quantity 5</text:p>
          </table:table-cell>
          <table:table-cell office:value-type="string">
            <text:p>product_value 5</text:p>
          </table:table-cell>
          <table:table-cell office:value-type="string">
            <text:p>product_code 6</text:p>
          </table:table-cell>
          <table:table-cell office:value-type="string">
            <text:p>product_name 6</text:p>
          </table:table-cell>
          <table:table-cell office:value-type="string">
            <text:p>product_discount 6</text:p>
          </table:table-cell>
          <table:table-cell office:value-type="string">
            <text:p>product_price 6</text:p>
          </table:table-cell>
          <table:table-cell office:value-type="string">
            <text:p>product_quantity 6</text:p>
          </table:table-cell>
          <table:table-cell office:value-type="string">
            <text:p>product_value 6</text:p>
          </table:table-cell>
          <table:table-cell office:value-type="string">
            <text:p>product_code 7</text:p>
          </table:table-cell>
          <table:table-cell office:value-type="string">
            <text:p>product_name 7</text:p>
          </table:table-cell>
          <table:table-cell office:value-type="string">
            <text:p>product_discount 7</text:p>
          </table:table-cell>
          <table:table-cell office:value-type="string">
            <text:p>product_price 7</text:p>
          </table:table-cell>
          <table:table-cell office:value-type="string">
            <text:p>product_quantity 7</text:p>
          </table:table-cell>
          <table:table-cell office:value-type="string">
            <text:p>product_value 7</text:p>
          </table:table-cell>
          <table:table-cell office:value-type="string">
            <text:p>product_code 8</text:p>
          </table:table-cell>
          <table:table-cell office:value-type="string">
            <text:p>product_name 8</text:p>
          </table:table-cell>
          <table:table-cell office:value-type="string">
            <text:p>product_discount 8</text:p>
          </table:table-cell>
          <table:table-cell office:value-type="string">
            <text:p>product_price 8</text:p>
          </table:table-cell>
          <table:table-cell office:value-type="string">
            <text:p>product_quantity 8</text:p>
          </table:table-cell>
          <table:table-cell office:value-type="string">
            <text:p>product_value 8</text:p>
          </table:table-cell>
          <table:table-cell office:value-type="string">
            <text:p>product_code 9</text:p>
          </table:table-cell>
          <table:table-cell office:value-type="string">
            <text:p>product_name 9</text:p>
          </table:table-cell>
          <table:table-cell office:value-type="string">
            <text:p>product_discount 9</text:p>
          </table:table-cell>
          <table:table-cell office:value-type="string">
            <text:p>product_price 9</text:p>
          </table:table-cell>
          <table:table-cell office:value-type="string">
            <text:p>product_quantity 9</text:p>
          </table:table-cell>
          <table:table-cell office:value-type="string">
            <text:p>product_value 9</text:p>
          </table:table-cell>
          <table:table-cell office:value-type="string">
            <text:p>product_code 10</text:p>
          </table:table-cell>
          <table:table-cell office:value-type="string">
            <text:p>product_name 10</text:p>
          </table:table-cell>
          <table:table-cell office:value-type="string">
            <text:p>product_discount 10</text:p>
          </table:table-cell>
          <table:table-cell office:value-type="string">
            <text:p>product_price 10</text:p>
          </table:table-cell>
          <table:table-cell office:value-type="string">
            <text:p>product_quantity 10</text:p>
          </table:table-cell>
          <table:table-cell office:value-type="string">
            <text:p>product_value 10</text:p>
          </table:table-cell>
          <table:table-cell office:value-type="string">
            <text:p>product_code 11</text:p>
          </table:table-cell>
          <table:table-cell office:value-type="string">
            <text:p>product_name 11</text:p>
          </table:table-cell>
          <table:table-cell office:value-type="string">
            <text:p>product_discount 11</text:p>
          </table:table-cell>
          <table:table-cell office:value-type="string">
            <text:p>product_price 11</text:p>
          </table:table-cell>
          <table:table-cell office:value-type="string">
            <text:p>product_quantity 11</text:p>
          </table:table-cell>
          <table:table-cell office:value-type="string">
            <text:p>product_value 11</text:p>
          </table:table-cell>
          <table:table-cell office:value-type="string">
            <text:p>product_code 12</text:p>
          </table:table-cell>
          <table:table-cell office:value-type="string">
            <text:p>product_name 12</text:p>
          </table:table-cell>
          <table:table-cell office:value-type="string">
            <text:p>product_discount 12</text:p>
          </table:table-cell>
          <table:table-cell office:value-type="string">
            <text:p>product_price 12</text:p>
          </table:table-cell>
          <table:table-cell office:value-type="string">
            <text:p>product_quantity 12</text:p>
          </table:table-cell>
          <table:table-cell office:value-type="string">
            <text:p>product_value 12</text:p>
          </table:table-cell>
          <table:table-cell office:value-type="string">
            <text:p>product_code 13</text:p>
          </table:table-cell>
          <table:table-cell office:value-type="string">
            <text:p>product_name 13</text:p>
          </table:table-cell>
          <table:table-cell office:value-type="string">
            <text:p>product_discount 13</text:p>
          </table:table-cell>
          <table:table-cell office:value-type="string">
            <text:p>product_price 13</text:p>
          </table:table-cell>
          <table:table-cell office:value-type="string">
            <text:p>product_quantity 13</text:p>
          </table:table-cell>
          <table:table-cell office:value-type="string">
            <text:p>product_value 13</text:p>
          </table:table-cell>
          <table:table-cell office:value-type="string">
            <text:p>product_code 14</text:p>
          </table:table-cell>
          <table:table-cell office:value-type="string">
            <text:p>product_name 14</text:p>
          </table:table-cell>
          <table:table-cell office:value-type="string">
            <text:p>product_discount 14</text:p>
          </table:table-cell>
          <table:table-cell office:value-type="string">
            <text:p>product_price 14</text:p>
          </table:table-cell>
          <table:table-cell office:value-type="string">
            <text:p>product_quantity 14</text:p>
          </table:table-cell>
          <table:table-cell office:value-type="string">
            <text:p>product_value 14</text:p>
          </table:table-cell>
          <table:table-cell office:value-type="string">
            <text:p>product_code 15</text:p>
          </table:table-cell>
          <table:table-cell office:value-type="string">
            <text:p>product_name 15</text:p>
          </table:table-cell>
          <table:table-cell office:value-type="string">
            <text:p>product_discount 15</text:p>
          </table:table-cell>
          <table:table-cell office:value-type="string">
            <text:p>product_price 15</text:p>
          </table:table-cell>
          <table:table-cell office:value-type="string">
            <text:p>product_quantity 15</text:p>
          </table:table-cell>
          <table:table-cell office:value-type="string">
            <text:p>product_value 15</text:p>
          </table:table-cell>
          <table:table-cell office:value-type="string">
            <text:p>product_code 16</text:p>
          </table:table-cell>
          <table:table-cell office:value-type="string">
            <text:p>product_name 16</text:p>
          </table:table-cell>
          <table:table-cell office:value-type="string">
            <text:p>product_discount 16</text:p>
          </table:table-cell>
          <table:table-cell office:value-type="string">
            <text:p>product_price 16</text:p>
          </table:table-cell>
          <table:table-cell office:value-type="string">
            <text:p>product_quantity 16</text:p>
          </table:table-cell>
          <table:table-cell office:value-type="string">
            <text:p>product_value 16</text:p>
          </table:table-cell>
          <table:table-cell office:value-type="string">
            <text:p>product_code 17</text:p>
          </table:table-cell>
          <table:table-cell office:value-type="string">
            <text:p>product_name 17</text:p>
          </table:table-cell>
          <table:table-cell office:value-type="string">
            <text:p>product_discount 17</text:p>
          </table:table-cell>
          <table:table-cell office:value-type="string">
            <text:p>product_price 17</text:p>
          </table:table-cell>
          <table:table-cell office:value-type="string">
            <text:p>product_quantity 17</text:p>
          </table:table-cell>
          <table:table-cell office:value-type="string">
            <text:p>product_value 17</text:p>
          </table:table-cell>
          <table:table-cell office:value-type="string">
            <text:p>product_code 18</text:p>
          </table:table-cell>
          <table:table-cell office:value-type="string">
            <text:p>product_name 18</text:p>
          </table:table-cell>
          <table:table-cell office:value-type="string">
            <text:p>product_discount 18</text:p>
          </table:table-cell>
          <table:table-cell office:value-type="string">
            <text:p>product_price 18</text:p>
          </table:table-cell>
          <table:table-cell office:value-type="string">
            <text:p>product_quantity 18</text:p>
          </table:table-cell>
          <table:table-cell office:value-type="string">
            <text:p>product_value 18</text:p>
          </table:table-cell>
          <table:table-cell office:value-type="string">
            <text:p>product_code 19</text:p>
          </table:table-cell>
          <table:table-cell office:value-type="string">
            <text:p>product_name 19</text:p>
          </table:table-cell>
          <table:table-cell office:value-type="string">
            <text:p>product_discount 19</text:p>
          </table:table-cell>
          <table:table-cell office:value-type="string">
            <text:p>product_price 19</text:p>
          </table:table-cell>
          <table:table-cell office:value-type="string">
            <text:p>product_quantity 19</text:p>
          </table:table-cell>
          <table:table-cell office:value-type="string">
            <text:p>product_value 19</text:p>
          </table:table-cell>
          <table:table-cell office:value-type="string">
            <text:p>product_code 20</text:p>
          </table:table-cell>
          <table:table-cell office:value-type="string">
            <text:p>product_name 20</text:p>
          </table:table-cell>
          <table:table-cell office:value-type="string">
            <text:p>product_discount 20</text:p>
          </table:table-cell>
          <table:table-cell office:value-type="string">
            <text:p>product_price 20</text:p>
          </table:table-cell>
          <table:table-cell office:value-type="string">
            <text:p>product_quantity 20</text:p>
          </table:table-cell>
          <table:table-cell office:value-type="string">
            <text:p>product_value 20</text:p>
          </table:table-cell>
          <table:table-cell office:value-type="string">
            <text:p>product_code 21</text:p>
          </table:table-cell>
          <table:table-cell office:value-type="string">
            <text:p>product_name 21</text:p>
          </table:table-cell>
          <table:table-cell office:value-type="string">
            <text:p>product_discount 21</text:p>
          </table:table-cell>
          <table:table-cell office:value-type="string">
            <text:p>product_price 21</text:p>
          </table:table-cell>
          <table:table-cell office:value-type="string">
            <text:p>product_quantity 21</text:p>
          </table:table-cell>
          <table:table-cell office:value-type="string">
            <text:p>product_value 21</text:p>
          </table:table-cell>
          <table:table-cell office:value-type="string">
            <text:p>product_code 22</text:p>
          </table:table-cell>
          <table:table-cell office:value-type="string">
            <text:p>product_name 22</text:p>
          </table:table-cell>
          <table:table-cell office:value-type="string">
            <text:p>product_discount 22</text:p>
          </table:table-cell>
          <table:table-cell office:value-type="string">
            <text:p>product_price 22</text:p>
          </table:table-cell>
          <table:table-cell office:value-type="string">
            <text:p>product_quantity 22</text:p>
          </table:table-cell>
          <table:table-cell office:value-type="string">
            <text:p>product_value 22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4-04-04 13:22:48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5.00</text:p>
          </table:table-cell>
          <table:table-cell office:value-type="float" office:value="9788375692846">
            <text:p>9788375692846</text:p>
          </table:table-cell>
          <table:table-cell office:value-type="string">
            <text:p>Chleb z Nieba. Spotkajmy się z Jezusem. + film</text:p>
          </table:table-cell>
          <table:table-cell office:value-type="string">
            <text:p>0.0000</text:p>
          </table:table-cell>
          <table:table-cell office:value-type="string">
            <text:p>34.90</text:p>
          </table:table-cell>
          <table:table-cell office:value-type="float" office:value="1">
            <text:p>1</text:p>
          </table:table-cell>
          <table:table-cell office:value-type="string">
            <text:p>34.9</text:p>
          </table:table-cell>
          <table:table-cell table:number-columns-repeated="126"/>
          <table:table-cell office:value-type="string">
            <text:p>49.9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4-12-11 15:35:53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2.00</text:p>
          </table:table-cell>
          <table:table-cell office:value-type="float" office:value="9788377972922">
            <text:p>9788377972922</text:p>
          </table:table-cell>
          <table:table-cell office:value-type="string">
            <text:p>Ewangelia 2015. Droga, Prawda i Życie. Duży format</text:p>
          </table:table-cell>
          <table:table-cell office:value-type="string">
            <text:p>0.0000</text:p>
          </table:table-cell>
          <table:table-cell office:value-type="string">
            <text:p>2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788377972915">
            <text:p>9788377972915</text:p>
          </table:table-cell>
          <table:table-cell office:value-type="string">
            <text:p>Ewangelia 2015. Droga, Prawda i Życie. Oprawa twarda. Mały format</text:p>
          </table:table-cell>
          <table:table-cell office:value-type="string">
            <text:p>0.0000</text:p>
          </table:table-cell>
          <table:table-cell office:value-type="string">
            <text:p>12.0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9788361989394">
            <text:p>9788361989394</text:p>
          </table:table-cell>
          <table:table-cell office:value-type="string">
            <text:p>Rozważania o psalmach</text:p>
          </table:table-cell>
          <table:table-cell office:value-type="string">
            <text:p>0.0000</text:p>
          </table:table-cell>
          <table:table-cell office:value-type="string">
            <text:p>29.90</text:p>
          </table:table-cell>
          <table:table-cell office:value-type="float" office:value="1">
            <text:p>1</text:p>
          </table:table-cell>
          <table:table-cell office:value-type="string">
            <text:p>29.9</text:p>
          </table:table-cell>
          <table:table-cell office:value-type="float" office:value="9788375691986">
            <text:p>9788375691986</text:p>
          </table:table-cell>
          <table:table-cell office:value-type="string">
            <text:p>Ojciec Pio. Ilustrowana biografia św. stygmatyka.</text:p>
          </table:table-cell>
          <table:table-cell office:value-type="string">
            <text:p>0.0000</text:p>
          </table:table-cell>
          <table:table-cell office:value-type="string">
            <text:p>29.90</text:p>
          </table:table-cell>
          <table:table-cell office:value-type="float" office:value="1">
            <text:p>1</text:p>
          </table:table-cell>
          <table:table-cell office:value-type="string">
            <text:p>29.9</text:p>
          </table:table-cell>
          <table:table-cell table:number-columns-repeated="108"/>
          <table:table-cell office:value-type="string">
            <text:p>127.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5-02-09 08:16:37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2.00</text:p>
          </table:table-cell>
          <table:table-cell office:value-type="float" office:value="500">
            <text:p>500</text:p>
          </table:table-cell>
          <table:table-cell office:value-type="string">
            <text:p>Zakładka Patronalna św Józef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6">
            <text:p>506</text:p>
          </table:table-cell>
          <table:table-cell office:value-type="string">
            <text:p>Zakładka Dla Kierowc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 office:value-type="float" office:value="505">
            <text:p>505</text:p>
          </table:table-cell>
          <table:table-cell office:value-type="string">
            <text:p>Zakładka Litania Do Matki Boskiej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3">
            <text:p>503</text:p>
          </table:table-cell>
          <table:table-cell office:value-type="string">
            <text:p>Zakładka modlitwy do Ducha Świętego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4">
            <text:p>504</text:p>
          </table:table-cell>
          <table:table-cell office:value-type="string">
            <text:p>Zakładka Jezu ufam Tobie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string">
            <text:p>Zakładka Patronalna Dla Dzieck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1">
            <text:p>501</text:p>
          </table:table-cell>
          <table:table-cell office:value-type="string">
            <text:p>Zakładka Patronalna Matka Bosk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491">
            <text:p>491</text:p>
          </table:table-cell>
          <table:table-cell office:value-type="string">
            <text:p>Zakładka Patronalna Modlitwa Pięciu Palc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 office:value-type="float" office:value="495">
            <text:p>495</text:p>
          </table:table-cell>
          <table:table-cell office:value-type="string">
            <text:p>Zakładka Patronalna Modlitwy do Anioł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494">
            <text:p>494</text:p>
          </table:table-cell>
          <table:table-cell office:value-type="string">
            <text:p>Zakładka Patronalna Modlitwy Poranna i Wieczorn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string">
            <text:p>Zakładka Patronalna św Michał Archanioł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string">
            <text:p>Zakładka Patronalna św Charbel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 office:value-type="float" office:value="502">
            <text:p>502</text:p>
          </table:table-cell>
          <table:table-cell office:value-type="string">
            <text:p>Zakładka Patronalna św Jan Paweł II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float" office:value="497">
            <text:p>497</text:p>
          </table:table-cell>
          <table:table-cell office:value-type="string">
            <text:p>Zakładka Patronalna św Ojciec Pio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499">
            <text:p>499</text:p>
          </table:table-cell>
          <table:table-cell office:value-type="string">
            <text:p>Zakładka Patronalna św Teres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490">
            <text:p>490</text:p>
          </table:table-cell>
          <table:table-cell office:value-type="string">
            <text:p>Zakładka Patronalna św. Jan XXIII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7">
            <text:p>507</text:p>
          </table:table-cell>
          <table:table-cell office:value-type="string">
            <text:p>Zakładka św Juda Tadeusz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508">
            <text:p>508</text:p>
          </table:table-cell>
          <table:table-cell office:value-type="string">
            <text:p>Zakładka św Rit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 office:value-type="float" office:value="498">
            <text:p>498</text:p>
          </table:table-cell>
          <table:table-cell office:value-type="string">
            <text:p>Zakładka Tajemnice Różańc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 office:value-type="float" office:value="9788364882029">
            <text:p>9788364882029</text:p>
          </table:table-cell>
          <table:table-cell office:value-type="string">
            <text:p>Nowenna w trudnych sprawach do Matki Bożej Rozwiązującej Węzły</text:p>
          </table:table-cell>
          <table:table-cell office:value-type="string">
            <text:p>0.0000</text:p>
          </table:table-cell>
          <table:table-cell office:value-type="string">
            <text:p>3.50</text:p>
          </table:table-cell>
          <table:table-cell office:value-type="float" office:value="3">
            <text:p>3</text:p>
          </table:table-cell>
          <table:table-cell office:value-type="string">
            <text:p>10.5</text:p>
          </table:table-cell>
          <table:table-cell table:number-columns-repeated="12"/>
          <table:table-cell office:value-type="string">
            <text:p>52.50</text:p>
          </table:table-cell>
        </table:table-row>
      </table:table>
      <table:table table:name="what.i.want.it.to.look.lik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>
            <text:p>order_id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shipping</text:p>
          </table:table-cell>
          <table:table-cell office:value-type="string">
            <text:p>shipping_cost</text:p>
          </table:table-cell>
          <table:table-cell office:value-type="string">
            <text:p>product_code 1</text:p>
          </table:table-cell>
          <table:table-cell office:value-type="string">
            <text:p>product_name 1</text:p>
          </table:table-cell>
          <table:table-cell office:value-type="string">
            <text:p>product_discount 1</text:p>
          </table:table-cell>
          <table:table-cell office:value-type="string">
            <text:p>product_price 1</text:p>
          </table:table-cell>
          <table:table-cell office:value-type="string">
            <text:p>product_quantity 1</text:p>
          </table:table-cell>
          <table:table-cell office:value-type="string">
            <text:p>product_value 1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4-04-04 13:22:48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5.00</text:p>
          </table:table-cell>
          <table:table-cell table:number-columns-repeated="6"/>
          <table:table-cell office:value-type="string">
            <text:p>49.90</text:p>
          </table:table-cell>
        </table:table-row>
        <table:table-row table:style-name="ro2">
          <table:table-cell table:number-columns-repeated="5"/>
          <table:table-cell office:value-type="float" office:value="9788375692846">
            <text:p>9788375692846</text:p>
          </table:table-cell>
          <table:table-cell office:value-type="string">
            <text:p>Chleb z Nieba. Spotkajmy się z Jezusem. + film</text:p>
          </table:table-cell>
          <table:table-cell office:value-type="string">
            <text:p>0.0000</text:p>
          </table:table-cell>
          <table:table-cell office:value-type="string">
            <text:p>34.90</text:p>
          </table:table-cell>
          <table:table-cell office:value-type="float" office:value="1">
            <text:p>1</text:p>
          </table:table-cell>
          <table:table-cell office:value-type="string">
            <text:p>34.9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4-12-11 15:35:53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2.00</text:p>
          </table:table-cell>
          <table:table-cell table:number-columns-repeated="6"/>
          <table:table-cell office:value-type="string">
            <text:p>127.80</text:p>
          </table:table-cell>
        </table:table-row>
        <table:table-row table:style-name="ro2">
          <table:table-cell table:number-columns-repeated="5"/>
          <table:table-cell office:value-type="float" office:value="9788377972922">
            <text:p>9788377972922</text:p>
          </table:table-cell>
          <table:table-cell office:value-type="string">
            <text:p>Ewangelia 2015. Droga, Prawda i Życie. Duży format</text:p>
          </table:table-cell>
          <table:table-cell office:value-type="string">
            <text:p>0.0000</text:p>
          </table:table-cell>
          <table:table-cell office:value-type="string">
            <text:p>2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5"/>
          <table:table-cell office:value-type="float" office:value="9788377972915">
            <text:p>9788377972915</text:p>
          </table:table-cell>
          <table:table-cell office:value-type="string">
            <text:p>Ewangelia 2015. Droga, Prawda i Życie. Oprawa twarda. Mały format</text:p>
          </table:table-cell>
          <table:table-cell office:value-type="string">
            <text:p>0.0000</text:p>
          </table:table-cell>
          <table:table-cell office:value-type="string">
            <text:p>12.0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table:number-columns-repeated="5"/>
          <table:table-cell office:value-type="float" office:value="9788361989394">
            <text:p>9788361989394</text:p>
          </table:table-cell>
          <table:table-cell office:value-type="string">
            <text:p>Rozważania o psalmach</text:p>
          </table:table-cell>
          <table:table-cell office:value-type="string">
            <text:p>0.0000</text:p>
          </table:table-cell>
          <table:table-cell office:value-type="string">
            <text:p>29.90</text:p>
          </table:table-cell>
          <table:table-cell office:value-type="float" office:value="1">
            <text:p>1</text:p>
          </table:table-cell>
          <table:table-cell office:value-type="string">
            <text:p>29.9</text:p>
          </table:table-cell>
          <table:table-cell/>
        </table:table-row>
        <table:table-row table:style-name="ro2">
          <table:table-cell table:number-columns-repeated="5"/>
          <table:table-cell office:value-type="float" office:value="9788375691986">
            <text:p>9788375691986</text:p>
          </table:table-cell>
          <table:table-cell office:value-type="string">
            <text:p>Ojciec Pio. Ilustrowana biografia św. stygmatyka.</text:p>
          </table:table-cell>
          <table:table-cell office:value-type="string">
            <text:p>0.0000</text:p>
          </table:table-cell>
          <table:table-cell office:value-type="string">
            <text:p>29.90</text:p>
          </table:table-cell>
          <table:table-cell office:value-type="float" office:value="1">
            <text:p>1</text:p>
          </table:table-cell>
          <table:table-cell office:value-type="string">
            <text:p>29.9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5-02-09 08:16:37</text:p>
          </table:table-cell>
          <table:table-cell office:value-type="string">
            <text:p>PRZESYŁKA WYSŁANA</text:p>
          </table:table-cell>
          <table:table-cell office:value-type="string">
            <text:p>Kurier DPD</text:p>
          </table:table-cell>
          <table:table-cell office:value-type="string">
            <text:p>12.00</text:p>
          </table:table-cell>
          <table:table-cell table:number-columns-repeated="6"/>
          <table:table-cell office:value-type="string">
            <text:p>52.50</text:p>
          </table:table-cell>
        </table:table-row>
        <table:table-row table:style-name="ro2">
          <table:table-cell table:number-columns-repeated="5"/>
          <table:table-cell office:value-type="float" office:value="500">
            <text:p>500</text:p>
          </table:table-cell>
          <table:table-cell office:value-type="string">
            <text:p>Zakładka Patronalna św Józef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6">
            <text:p>506</text:p>
          </table:table-cell>
          <table:table-cell office:value-type="string">
            <text:p>Zakładka Dla Kierowc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5">
            <text:p>505</text:p>
          </table:table-cell>
          <table:table-cell office:value-type="string">
            <text:p>Zakładka Litania Do Matki Boskiej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3">
            <text:p>503</text:p>
          </table:table-cell>
          <table:table-cell office:value-type="string">
            <text:p>Zakładka modlitwy do Ducha Świętego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4">
            <text:p>504</text:p>
          </table:table-cell>
          <table:table-cell office:value-type="string">
            <text:p>Zakładka Jezu ufam Tobie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2">
            <text:p>492</text:p>
          </table:table-cell>
          <table:table-cell office:value-type="string">
            <text:p>Zakładka Patronalna Dla Dzieck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1">
            <text:p>501</text:p>
          </table:table-cell>
          <table:table-cell office:value-type="string">
            <text:p>Zakładka Patronalna Matka Bosk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1">
            <text:p>491</text:p>
          </table:table-cell>
          <table:table-cell office:value-type="string">
            <text:p>Zakładka Patronalna Modlitwa Pięciu Palc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5">
            <text:p>495</text:p>
          </table:table-cell>
          <table:table-cell office:value-type="string">
            <text:p>Zakładka Patronalna Modlitwy do Aniołów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4">
            <text:p>494</text:p>
          </table:table-cell>
          <table:table-cell office:value-type="string">
            <text:p>Zakładka Patronalna Modlitwy Poranna i Wieczorn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3">
            <text:p>493</text:p>
          </table:table-cell>
          <table:table-cell office:value-type="string">
            <text:p>Zakładka Patronalna św Michał Archanioł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6">
            <text:p>496</text:p>
          </table:table-cell>
          <table:table-cell office:value-type="string">
            <text:p>Zakładka Patronalna św Charbel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2">
            <text:p>502</text:p>
          </table:table-cell>
          <table:table-cell office:value-type="string">
            <text:p>Zakładka Patronalna św Jan Paweł II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7">
            <text:p>497</text:p>
          </table:table-cell>
          <table:table-cell office:value-type="string">
            <text:p>Zakładka Patronalna św Ojciec Pio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9">
            <text:p>499</text:p>
          </table:table-cell>
          <table:table-cell office:value-type="string">
            <text:p>Zakładka Patronalna św Teres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0">
            <text:p>490</text:p>
          </table:table-cell>
          <table:table-cell office:value-type="string">
            <text:p>Zakładka Patronalna św. Jan XXIII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7">
            <text:p>507</text:p>
          </table:table-cell>
          <table:table-cell office:value-type="string">
            <text:p>Zakładka św Juda Tadeusz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508">
            <text:p>508</text:p>
          </table:table-cell>
          <table:table-cell office:value-type="string">
            <text:p>Zakładka św Rit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3">
            <text:p>3</text:p>
          </table:table-cell>
          <table:table-cell office:value-type="string">
            <text:p>1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498">
            <text:p>498</text:p>
          </table:table-cell>
          <table:table-cell office:value-type="string">
            <text:p>Zakładka Tajemnice Różańca</text:p>
          </table:table-cell>
          <table:table-cell office:value-type="string">
            <text:p>0.0000</text:p>
          </table:table-cell>
          <table:table-cell office:value-type="string">
            <text:p>0.50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/>
        </table:table-row>
        <table:table-row table:style-name="ro2">
          <table:table-cell table:number-columns-repeated="5"/>
          <table:table-cell office:value-type="float" office:value="9788364882029">
            <text:p>9788364882029</text:p>
          </table:table-cell>
          <table:table-cell office:value-type="string">
            <text:p>Nowenna w trudnych sprawach do Matki Bożej Rozwiązującej Węzły</text:p>
          </table:table-cell>
          <table:table-cell office:value-type="string">
            <text:p>0.0000</text:p>
          </table:table-cell>
          <table:table-cell office:value-type="string">
            <text:p>3.50</text:p>
          </table:table-cell>
          <table:table-cell office:value-type="float" office:value="3">
            <text:p>3</text:p>
          </table:table-cell>
          <table:table-cell office:value-type="string">
            <text:p>10.5</text:p>
          </table:table-cell>
          <table:table-cell/>
        </table:table-row>
      </table:table>
      <table:table table:name="Arkusz3" table:style-name="ta1" table:print="false">
        <table:table-column table:style-name="co3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.05.2018</text:date>, <text:time>18:41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z Woroniecki</meta:initial-creator>
    <meta:creation-date>2018-05-17T18:02:51.43</meta:creation-date>
    <dc:date>2018-05-17T18:41:35.05</dc:date>
    <dc:creator>Mariusz Woroniecki</dc:creator>
    <meta:editing-duration>PT38M42S</meta:editing-duration>
    <meta:editing-cycles>3</meta:editing-cycles>
    <meta:generator>OpenOffice/4.1.3$Win32 OpenOffice.org_project/413m1$Build-9783</meta:generator>
    <meta:document-statistic meta:table-count="3" meta:cell-count="486" meta:object-count="0"/>
  </office:meta>
</office:document-meta>
</file>